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7_best_model_batch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0990776708807518" calcext:value-type="float">
            <text:p>0.00990776708807518</text:p>
          </table:table-cell>
          <table:table-cell table:style-name="ce1" table:formula="of:=AVERAGE([.C3:.C32])" office:value-type="float" office:value="0.954055531819661" calcext:value-type="float">
            <text:p>0.954055531819661</text:p>
          </table:table-cell>
          <table:table-cell table:style-name="ce1" table:formula="of:=AVERAGE([.D3:.D32])" office:value-type="float" office:value="0.126530305630974" calcext:value-type="float">
            <text:p>0.126530305630974</text:p>
          </table:table-cell>
          <table:table-cell table:style-name="ce1" table:formula="of:=AVERAGE([.E3:.E32])" office:value-type="float" office:value="0.0108998984504152" calcext:value-type="float">
            <text:p>0.0108998984504152</text:p>
          </table:table-cell>
          <table:table-cell table:style-name="ce1" table:formula="of:=AVERAGE([.F3:.F32])" office:value-type="float" office:value="0.0190762499602552" calcext:value-type="float">
            <text:p>0.0190762499602552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13298936974603" calcext:value-type="float">
            <text:p>0.013298936974603</text:p>
          </table:table-cell>
          <table:table-cell office:value-type="float" office:value="0.915374755859375" calcext:value-type="float">
            <text:p>0.915374755859375</text:p>
          </table:table-cell>
          <table:table-cell office:value-type="float" office:value="0.193152454780362" calcext:value-type="float">
            <text:p>0.193152454780362</text:p>
          </table:table-cell>
          <table:table-cell office:value-type="float" office:value="0.014081190543468" calcext:value-type="float">
            <text:p>0.014081190543468</text:p>
          </table:table-cell>
          <table:table-cell office:value-type="float" office:value="0.0262487929066807" calcext:value-type="float">
            <text:p>0.0262487929066807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0135020445953244" calcext:value-type="float">
            <text:p>0.00135020445953244</text:p>
          </table:table-cell>
          <table:table-cell office:value-type="float" office:value="0.901248931884766" calcext:value-type="float">
            <text:p>0.90124893188476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00135386043632988" calcext:value-type="float">
            <text:p>0.00135386043632988</text:p>
          </table:table-cell>
          <table:table-cell office:value-type="float" office:value="0.00269676773124783" calcext:value-type="float">
            <text:p>0.00269676773124783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2631683349609" calcext:value-type="float">
            <text:p>0.982631683349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902709960938" calcext:value-type="float">
            <text:p>0.94090270996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0650111607142857" calcext:value-type="float">
            <text:p>0.0650111607142857</text:p>
          </table:table-cell>
          <table:table-cell office:value-type="float" office:value="0.961650848388672" calcext:value-type="float">
            <text:p>0.961650848388672</text:p>
          </table:table-cell>
          <table:table-cell office:value-type="float" office:value="0.295560253699789" calcext:value-type="float">
            <text:p>0.295560253699789</text:p>
          </table:table-cell>
          <table:table-cell office:value-type="float" office:value="0.076931543033238" calcext:value-type="float">
            <text:p>0.076931543033238</text:p>
          </table:table-cell>
          <table:table-cell office:value-type="float" office:value="0.122085407388001" calcext:value-type="float">
            <text:p>0.122085407388001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495890627469575" calcext:value-type="float">
            <text:p>0.0495890627469575</text:p>
          </table:table-cell>
          <table:table-cell office:value-type="float" office:value="0.908245086669922" calcext:value-type="float">
            <text:p>0.908245086669922</text:p>
          </table:table-cell>
          <table:table-cell office:value-type="float" office:value="0.43927196359818" calcext:value-type="float">
            <text:p>0.43927196359818</text:p>
          </table:table-cell>
          <table:table-cell office:value-type="float" office:value="0.0529401839196828" calcext:value-type="float">
            <text:p>0.0529401839196828</text:p>
          </table:table-cell>
          <table:table-cell office:value-type="float" office:value="0.0944923389677371" calcext:value-type="float">
            <text:p>0.0944923389677371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263401767892786" calcext:value-type="float">
            <text:p>0.0263401767892786</text:p>
          </table:table-cell>
          <table:table-cell office:value-type="float" office:value="0.895793914794922" calcext:value-type="float">
            <text:p>0.895793914794922</text:p>
          </table:table-cell>
          <table:table-cell office:value-type="float" office:value="0.254827586206897" calcext:value-type="float">
            <text:p>0.254827586206897</text:p>
          </table:table-cell>
          <table:table-cell office:value-type="float" office:value="0.0285383278625217" calcext:value-type="float">
            <text:p>0.0285383278625217</text:p>
          </table:table-cell>
          <table:table-cell office:value-type="float" office:value="0.0513283556172947" calcext:value-type="float">
            <text:p>0.0513283556172947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0884331342019851" calcext:value-type="float">
            <text:p>0.00884331342019851</text:p>
          </table:table-cell>
          <table:table-cell office:value-type="float" office:value="0.919620513916016" calcext:value-type="float">
            <text:p>0.919620513916016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0091257705936605" calcext:value-type="float">
            <text:p>0.0091257705936605</text:p>
          </table:table-cell>
          <table:table-cell office:value-type="float" office:value="0.0175315894996969" calcext:value-type="float">
            <text:p>0.0175315894996969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" calcext:value-type="float">
            <text:p>0</text:p>
          </table:table-cell>
          <table:table-cell office:value-type="float" office:value="0.993495941162109" calcext:value-type="float">
            <text:p>0.99349594116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0514955626164128" calcext:value-type="float">
            <text:p>0.00514955626164128</text:p>
          </table:table-cell>
          <table:table-cell office:value-type="float" office:value="0.93072509765625" calcext:value-type="float">
            <text:p>0.93072509765625</text:p>
          </table:table-cell>
          <table:table-cell office:value-type="float" office:value="0.349442379182156" calcext:value-type="float">
            <text:p>0.349442379182156</text:p>
          </table:table-cell>
          <table:table-cell office:value-type="float" office:value="0.00519940262182643" calcext:value-type="float">
            <text:p>0.00519940262182643</text:p>
          </table:table-cell>
          <table:table-cell office:value-type="float" office:value="0.0102463483758448" calcext:value-type="float">
            <text:p>0.0102463483758448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762420654297" calcext:value-type="float">
            <text:p>0.994762420654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" calcext:value-type="float">
            <text:p>0</text:p>
          </table:table-cell>
          <table:table-cell office:value-type="float" office:value="0.929676055908203" calcext:value-type="float">
            <text:p>0.929676055908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0210304942166141" calcext:value-type="float">
            <text:p>0.000210304942166141</text:p>
          </table:table-cell>
          <table:table-cell office:value-type="float" office:value="0.981864929199219" calcext:value-type="float">
            <text:p>0.981864929199219</text:p>
          </table:table-cell>
          <table:table-cell office:value-type="float" office:value="0.00157232704402516" calcext:value-type="float">
            <text:p>0.00157232704402516</text:p>
          </table:table-cell>
          <table:table-cell office:value-type="float" office:value="0.000242718446601942" calcext:value-type="float">
            <text:p>0.000242718446601942</text:p>
          </table:table-cell>
          <table:table-cell office:value-type="float" office:value="0.000420521446593776" calcext:value-type="float">
            <text:p>0.000420521446593776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022444399102224" calcext:value-type="float">
            <text:p>0.0022444399102224</text:p>
          </table:table-cell>
          <table:table-cell office:value-type="float" office:value="0.888076782226563" calcext:value-type="float">
            <text:p>0.888076782226563</text:p>
          </table:table-cell>
          <table:table-cell office:value-type="float" office:value="0.279661016949153" calcext:value-type="float">
            <text:p>0.279661016949153</text:p>
          </table:table-cell>
          <table:table-cell office:value-type="float" office:value="0.00225749076481051" calcext:value-type="float">
            <text:p>0.00225749076481051</text:p>
          </table:table-cell>
          <table:table-cell office:value-type="float" office:value="0.00447882736156352" calcext:value-type="float">
            <text:p>0.00447882736156352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" calcext:value-type="float">
            <text:p>0</text:p>
          </table:table-cell>
          <table:table-cell office:value-type="float" office:value="0.987117767333984" calcext:value-type="float">
            <text:p>0.987117767333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81494903564453" calcext:value-type="float">
            <text:p>0.981494903564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215672178289001" calcext:value-type="float">
            <text:p>0.00215672178289001</text:p>
          </table:table-cell>
          <table:table-cell office:value-type="float" office:value="0.931167602539063" calcext:value-type="float">
            <text:p>0.931167602539063</text:p>
          </table:table-cell>
          <table:table-cell office:value-type="float" office:value="0.181395348837209" calcext:value-type="float">
            <text:p>0.181395348837209</text:p>
          </table:table-cell>
          <table:table-cell office:value-type="float" office:value="0.00217791924945552" calcext:value-type="float">
            <text:p>0.00217791924945552</text:p>
          </table:table-cell>
          <table:table-cell office:value-type="float" office:value="0.00430416068866571" calcext:value-type="float">
            <text:p>0.00430416068866571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" calcext:value-type="float">
            <text:p>0</text:p>
          </table:table-cell>
          <table:table-cell office:value-type="float" office:value="0.949333190917969" calcext:value-type="float">
            <text:p>0.949333190917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259151279559443" calcext:value-type="float">
            <text:p>0.00259151279559443</text:p>
          </table:table-cell>
          <table:table-cell office:value-type="float" office:value="0.964763641357422" calcext:value-type="float">
            <text:p>0.964763641357422</text:p>
          </table:table-cell>
          <table:table-cell office:value-type="float" office:value="0.0250521920668058" calcext:value-type="float">
            <text:p>0.0250521920668058</text:p>
          </table:table-cell>
          <table:table-cell office:value-type="float" office:value="0.00288219046475321" calcext:value-type="float">
            <text:p>0.00288219046475321</text:p>
          </table:table-cell>
          <table:table-cell office:value-type="float" office:value="0.00516962843295638" calcext:value-type="float">
            <text:p>0.00516962843295638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458124552612742" calcext:value-type="float">
            <text:p>0.0458124552612742</text:p>
          </table:table-cell>
          <table:table-cell office:value-type="float" office:value="0.898300170898438" calcext:value-type="float">
            <text:p>0.898300170898438</text:p>
          </table:table-cell>
          <table:table-cell office:value-type="float" office:value="0.347826086956522" calcext:value-type="float">
            <text:p>0.347826086956522</text:p>
          </table:table-cell>
          <table:table-cell office:value-type="float" office:value="0.0501174628034456" calcext:value-type="float">
            <text:p>0.0501174628034456</text:p>
          </table:table-cell>
          <table:table-cell office:value-type="float" office:value="0.0876112251882272" calcext:value-type="float">
            <text:p>0.0876112251882272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" calcext:value-type="float">
            <text:p>0</text:p>
          </table:table-cell>
          <table:table-cell office:value-type="float" office:value="0.941169738769531" calcext:value-type="float">
            <text:p>0.941169738769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244038956677488" calcext:value-type="float">
            <text:p>0.0244038956677488</text:p>
          </table:table-cell>
          <table:table-cell office:value-type="float" office:value="0.966754913330078" calcext:value-type="float">
            <text:p>0.966754913330078</text:p>
          </table:table-cell>
          <table:table-cell office:value-type="float" office:value="0.190061028770706" calcext:value-type="float">
            <text:p>0.190061028770706</text:p>
          </table:table-cell>
          <table:table-cell office:value-type="float" office:value="0.0272363818090955" calcext:value-type="float">
            <text:p>0.0272363818090955</text:p>
          </table:table-cell>
          <table:table-cell office:value-type="float" office:value="0.0476450661129931" calcext:value-type="float">
            <text:p>0.0476450661129931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0321543408360129" calcext:value-type="float">
            <text:p>0.00321543408360129</text:p>
          </table:table-cell>
          <table:table-cell office:value-type="float" office:value="0.989356994628906" calcext:value-type="float">
            <text:p>0.989356994628906</text:p>
          </table:table-cell>
          <table:table-cell office:value-type="float" office:value="0.0227848101265823" calcext:value-type="float">
            <text:p>0.0227848101265823</text:p>
          </table:table-cell>
          <table:table-cell office:value-type="float" office:value="0.00372979693327808" calcext:value-type="float">
            <text:p>0.00372979693327808</text:p>
          </table:table-cell>
          <table:table-cell office:value-type="float" office:value="0.00641025641025641" calcext:value-type="float">
            <text:p>0.00641025641025641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152610441767068" calcext:value-type="float">
            <text:p>0.0152610441767068</text:p>
          </table:table-cell>
          <table:table-cell office:value-type="float" office:value="0.990646362304688" calcext:value-type="float">
            <text:p>0.990646362304688</text:p>
          </table:table-cell>
          <table:table-cell office:value-type="float" office:value="0.376237623762376" calcext:value-type="float">
            <text:p>0.376237623762376</text:p>
          </table:table-cell>
          <table:table-cell office:value-type="float" office:value="0.0156571899464359" calcext:value-type="float">
            <text:p>0.0156571899464359</text:p>
          </table:table-cell>
          <table:table-cell office:value-type="float" office:value="0.0300632911392405" calcext:value-type="float">
            <text:p>0.0300632911392405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" calcext:value-type="float">
            <text:p>0</text:p>
          </table:table-cell>
          <table:table-cell office:value-type="float" office:value="0.989364624023438" calcext:value-type="float">
            <text:p>0.989364624023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317547926555543" calcext:value-type="float">
            <text:p>0.0317547926555543</text:p>
          </table:table-cell>
          <table:table-cell office:value-type="float" office:value="0.899620056152344" calcext:value-type="float">
            <text:p>0.899620056152344</text:p>
          </table:table-cell>
          <table:table-cell office:value-type="float" office:value="0.283508541392904" calcext:value-type="float">
            <text:p>0.283508541392904</text:p>
          </table:table-cell>
          <table:table-cell office:value-type="float" office:value="0.0345255240838534" calcext:value-type="float">
            <text:p>0.0345255240838534</text:p>
          </table:table-cell>
          <table:table-cell office:value-type="float" office:value="0.0615549215406562" calcext:value-type="float">
            <text:p>0.0615549215406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09:47.116070543</dc:date>
    <meta:editing-duration>PT11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